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5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6.16cm"/>
    </style:style>
    <style:style style:name="co8" style:family="table-column">
      <style:table-column-properties fo:break-before="auto" style:column-width="5.632cm"/>
    </style:style>
    <style:style style:name="co9" style:family="table-column">
      <style:table-column-properties fo:break-before="auto" style:column-width="20.22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INVERTER SENSOR BOARD DM1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>
            <text:p>--------------------------------------------------------------------------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Ref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RS Part Number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ONN3</text:p>
          </table:table-cell>
          <table:table-cell office:value-type="float" office:value="1">
            <text:p>1</text:p>
          </table:table-cell>
          <table:table-cell office:value-type="string">
            <text:p>2tb</text:p>
          </table:table-cell>
          <table:table-cell/>
          <table:table-cell office:value-type="string">
            <text:p>DSC</text:p>
          </table:table-cell>
          <table:table-cell office:value-type="string">
            <text:p>Weidmuller</text:p>
          </table:table-cell>
          <table:table-cell office:value-type="string">
            <text:p>PM 5.08/2/90 3.5 SW -1760510000</text:p>
          </table:table-cell>
          <table:table-cell office:value-type="string">
            <text:p>425-8720 </text:p>
          </table:table-cell>
          <table:table-cell office:value-type="string">
            <text:p>Black 2 way PCB screw terminal,5.08mm</text:p>
          </table:table-cell>
        </table:table-row>
        <table:table-row table:style-name="ro1">
          <table:table-cell office:value-type="string">
            <text:p>CONN2</text:p>
          </table:table-cell>
          <table:table-cell office:value-type="float" office:value="1">
            <text:p>1</text:p>
          </table:table-cell>
          <table:table-cell office:value-type="string">
            <text:p>8SIL</text:p>
          </table:table-cell>
          <table:table-cell/>
          <table:table-cell office:value-type="string">
            <text:p>DSC</text:p>
          </table:table-cell>
          <table:table-cell office:value-type="string">
            <text:p>Molex</text:p>
          </table:table-cell>
          <table:table-cell office:value-type="string">
            <text:p>70553-0042 </text:p>
          </table:table-cell>
          <table:table-cell office:value-type="string">
            <text:p>670-0888 </text:p>
          </table:table-cell>
          <table:table-cell office:value-type="string">
            <text:p>Molex SL Series, Series Number 70553, 2.54mm Pitch 8 Way 1 Row Right Angle PCB Header, Solder Termination, 3A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ACPL-C87A</text:p>
          </table:table-cell>
          <table:table-cell/>
          <table:table-cell office:value-type="string">
            <text:p>SM</text:p>
          </table:table-cell>
          <table:table-cell office:value-type="string">
            <text:p>Avago Technologies </text:p>
          </table:table-cell>
          <table:table-cell office:value-type="string">
            <text:p>ACPL-C87A-000E </text:p>
          </table:table-cell>
          <table:table-cell office:value-type="string">
            <text:p>768-7897 </text:p>
          </table:table-cell>
          <table:table-cell office:value-type="string">
            <text:p>ACPL-C87A-000E, Isolation Amplifier, 4.5 → 5.5 V, 8-pin SSO-8</text:p>
          </table:table-cell>
        </table:table-row>
        <table:table-row table:style-name="ro4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3K2S1A03A </text:p>
          </table:table-cell>
          <table:table-cell office:value-type="string">
            <text:p>653-0125 </text:p>
          </table:table-cell>
          <table:table-cell office:value-type="string">
            <text:p>Murata Radial RPER Series 10nF Ceramic Multilayer Capacitor, 50 V dc X7R Dielectric ±10%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3K2S1A03A </text:p>
          </table:table-cell>
          <table:table-cell office:value-type="string">
            <text:p>653-0125 </text:p>
          </table:table-cell>
          <table:table-cell office:value-type="string">
            <text:p>Murata Radial RPER Series 10nF Ceramic Multilayer Capacitor, 50 V dc X7R Dielectric ±10%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3K2S1A03A </text:p>
          </table:table-cell>
          <table:table-cell office:value-type="string">
            <text:p>653-0125 </text:p>
          </table:table-cell>
          <table:table-cell office:value-type="string">
            <text:p>Murata Radial RPER Series 10nF Ceramic Multilayer Capacitor, 50 V dc X7R Dielectric ±10%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3K2S1A03A </text:p>
          </table:table-cell>
          <table:table-cell office:value-type="string">
            <text:p>653-0125 </text:p>
          </table:table-cell>
          <table:table-cell office:value-type="string">
            <text:p>Murata Radial RPER Series 10nF Ceramic Multilayer Capacitor, 50 V dc X7R Dielectric ±10%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47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473K2S1A03A </text:p>
          </table:table-cell>
          <table:table-cell office:value-type="string">
            <text:p>653-0197 </text:p>
          </table:table-cell>
          <table:table-cell office:value-type="string">
            <text:p>Murata Radial RPER Series 47nF Ceramic Multilayer Capacitor, 50 V dc X7R Dielectric ±10%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47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473K2S1A03A </text:p>
          </table:table-cell>
          <table:table-cell office:value-type="string">
            <text:p>653-0197 </text:p>
          </table:table-cell>
          <table:table-cell office:value-type="string">
            <text:p>Murata Radial RPER Series 47nF Ceramic Multilayer Capacitor, 50 V dc X7R Dielectric ±10%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4K2S1A03A </text:p>
          </table:table-cell>
          <table:table-cell office:value-type="string">
            <text:p>653-0181 </text:p>
          </table:table-cell>
          <table:table-cell office:value-type="string">
            <text:p>Murata Radial RPER Series 100nF Ceramic Multilayer Capacitor, 50 V dc X7R Dielectric ±10%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4K2S1A03A </text:p>
          </table:table-cell>
          <table:table-cell office:value-type="string">
            <text:p>653-0181 </text:p>
          </table:table-cell>
          <table:table-cell office:value-type="string">
            <text:p>Murata Radial RPER Series 100nF Ceramic Multilayer Capacitor, 50 V dc X7R Dielectric ±10%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100n</text:p>
          </table:table-cell>
          <table:table-cell office:value-type="string">
            <text:p>C050-024X044</text:p>
          </table:table-cell>
          <table:table-cell office:value-type="string">
            <text:p>Murata</text:p>
          </table:table-cell>
          <table:table-cell office:value-type="string">
            <text:p>RPER71H104K2S1A03A </text:p>
          </table:table-cell>
          <table:table-cell office:value-type="string">
            <text:p>653-0181 </text:p>
          </table:table-cell>
          <table:table-cell office:value-type="string">
            <text:p>Murata Radial RPER Series 100nF Ceramic Multilayer Capacitor, 50 V dc X7R Dielectric ±10%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-USC0805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Kemet</text:p>
          </table:table-cell>
          <table:table-cell office:value-type="string">
            <text:p>C0805C103K2RACTU </text:p>
          </table:table-cell>
          <table:table-cell office:value-type="string">
            <text:p>148-008 </text:p>
          </table:table-cell>
          <table:table-cell office:value-type="string">
            <text:p>Kemet 0805 C 10nF Ceramic Multilayer Capacitor, 200 V dc X7R Dielectric ±10% SMD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string">
            <text:p>C-USC0805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AVX</text:p>
          </table:table-cell>
          <table:table-cell office:value-type="string">
            <text:p>08053C104KAT2A </text:p>
          </table:table-cell>
          <table:table-cell office:value-type="string">
            <text:p>390-990 </text:p>
          </table:table-cell>
          <table:table-cell office:value-type="string">
            <text:p>AVX 0805 Standard 100nF Ceramic Multilayer Capacitor, 25 V dc X7R Dielectric ±10% SMD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C-USC0805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AVX</text:p>
          </table:table-cell>
          <table:table-cell office:value-type="string">
            <text:p>08053C104KAT2A </text:p>
          </table:table-cell>
          <table:table-cell office:value-type="string">
            <text:p>390-990 </text:p>
          </table:table-cell>
          <table:table-cell office:value-type="string">
            <text:p>AVX 0805 Standard 100nF Ceramic Multilayer Capacitor, 25 V dc X7R Dielectric ±10% SMD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CPOL-EUE2-5</text:p>
          </table:table-cell>
          <table:table-cell office:value-type="string">
            <text:p>100uf</text:p>
          </table:table-cell>
          <table:table-cell office:value-type="string">
            <text:p>E2-5</text:p>
          </table:table-cell>
          <table:table-cell office:value-type="string">
            <text:p>Panasonic</text:p>
          </table:table-cell>
          <table:table-cell office:value-type="string">
            <text:p>EEUFC1E101S </text:p>
          </table:table-cell>
          <table:table-cell office:value-type="string">
            <text:p>449-1040 </text:p>
          </table:table-cell>
          <table:table-cell office:value-type="string">
            <text:p>Panasonic FC Radial 100μF 25 V dc Aluminium Electrolytic Capacitor, ±20%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DC_DC_5K2</text:p>
          </table:table-cell>
          <table:table-cell/>
          <table:table-cell office:value-type="string">
            <text:p>DSC</text:p>
          </table:table-cell>
          <table:table-cell office:value-type="string">
            <text:p>Murata Power Solutions</text:p>
          </table:table-cell>
          <table:table-cell office:value-type="string">
            <text:p>MEJ1S0505SC </text:p>
          </table:table-cell>
          <table:table-cell table:style-name="Default" office:value-type="string">
            <text:p>829-4828</text:p>
          </table:table-cell>
          <table:table-cell office:value-type="string">
            <text:p>Murata Power Solutions 1W Isolated DC-DC Converter, Vin 4.5 → 5.5 V, Vout 5V, I/O isolation 5.2kV dc</text:p>
          </table:table-cell>
        </table:table-row>
        <table:table-row table:style-name="ro1">
          <table:table-cell office:value-type="string">
            <text:p>U$1</text:p>
          </table:table-cell>
          <table:table-cell office:value-type="float" office:value="1">
            <text:p>1</text:p>
          </table:table-cell>
          <table:table-cell office:value-type="string">
            <text:p>LEM HTFS</text:p>
          </table:table-cell>
          <table:table-cell office:value-type="string">
            <text:p>TAMURA_L01Z_S05</text:p>
          </table:table-cell>
          <table:table-cell office:value-type="string">
            <text:p>DSC</text:p>
          </table:table-cell>
          <table:table-cell office:value-type="string">
            <text:p>LEM</text:p>
          </table:table-cell>
          <table:table-cell office:value-type="string">
            <text:p>HTFS 800-P </text:p>
          </table:table-cell>
          <table:table-cell table:style-name="Default" office:value-type="string">
            <text:p>532-9255</text:p>
          </table:table-cell>
          <table:table-cell office:value-type="string">
            <text:p>Open Loop Hall Effect Current Transducer, ±1200 A, 5 V</text:p>
          </table:table-cell>
        </table:table-row>
        <table:table-row table:style-name="ro1">
          <table:table-cell office:value-type="string">
            <text:p>U$2</text:p>
          </table:table-cell>
          <table:table-cell office:value-type="float" office:value="1">
            <text:p>1</text:p>
          </table:table-cell>
          <table:table-cell office:value-type="string">
            <text:p>LEM HTFS</text:p>
          </table:table-cell>
          <table:table-cell office:value-type="string">
            <text:p>TAMURA_L01Z_S05</text:p>
          </table:table-cell>
          <table:table-cell office:value-type="string">
            <text:p>DSC</text:p>
          </table:table-cell>
          <table:table-cell office:value-type="string">
            <text:p>LEM</text:p>
          </table:table-cell>
          <table:table-cell office:value-type="string">
            <text:p>HTFS 800-P </text:p>
          </table:table-cell>
          <table:table-cell table:style-name="Default" office:value-type="string">
            <text:p>532-9255</text:p>
          </table:table-cell>
          <table:table-cell office:value-type="string">
            <text:p>Open Loop Hall Effect Current Transducer, ±1200 A, 5 V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M2</text:p>
          </table:table-cell>
          <table:table-cell office:value-type="string">
            <text:p>0207/10</text:p>
          </table:table-cell>
          <table:table-cell office:value-type="string">
            <text:p>Vishay</text:p>
          </table:table-cell>
          <table:table-cell office:value-type="string">
            <text:p>MBB02070C1204FCT00 </text:p>
          </table:table-cell>
          <table:table-cell office:value-type="string">
            <text:p>506-5721 </text:p>
          </table:table-cell>
          <table:table-cell office:value-type="string">
            <text:p>Vishay MBB0207 Series Axial Thin Film Resistor 1.2MΩ ±1% 0.6W ±50ppm/°C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M2</text:p>
          </table:table-cell>
          <table:table-cell office:value-type="string">
            <text:p>0207/10</text:p>
          </table:table-cell>
          <table:table-cell office:value-type="string">
            <text:p>Vishay</text:p>
          </table:table-cell>
          <table:table-cell office:value-type="string">
            <text:p>MBB02070C1204FCT00 </text:p>
          </table:table-cell>
          <table:table-cell office:value-type="string">
            <text:p>506-5721 </text:p>
          </table:table-cell>
          <table:table-cell office:value-type="string">
            <text:p>Vishay MBB0207 Series Axial Thin Film Resistor 1.2MΩ ±1% 0.6W ±50ppm/°C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.2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678 </text:p>
          </table:table-cell>
          <table:table-cell office:value-type="string">
            <text:p>Axial Carbon Resistor 1.2kΩ ±5% 0.25W -500 → +350ppm/°C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3.3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01 </text:p>
          </table:table-cell>
          <table:table-cell office:value-type="string">
            <text:p>Axial Carbon Resistor 3.3kΩ ±5% 0.25W -500 → +350ppm/°C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4.7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26 </text:p>
          </table:table-cell>
          <table:table-cell office:value-type="string">
            <text:p>Axial Carbon Resistor 4.7kΩ ±5% 0.25W -500 → +350ppm/°C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745 </text:p>
          </table:table-cell>
          <table:table-cell office:value-type="string">
            <text:p>Axial Carbon Resistor 10kΩ ±5% 0.25W -500 → +350ppm/°C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824 </text:p>
          </table:table-cell>
          <table:table-cell office:value-type="string">
            <text:p>Axial Carbon Resistor 100kΩ ±5% 0.25W -700 → 0ppm/°C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824 </text:p>
          </table:table-cell>
          <table:table-cell office:value-type="string">
            <text:p>Axial Carbon Resistor 100kΩ ±5% 0.25W -700 → 0ppm/°C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824 </text:p>
          </table:table-cell>
          <table:table-cell office:value-type="string">
            <text:p>Axial Carbon Resistor 100kΩ ±5% 0.25W -700 → 0ppm/°C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0k</text:p>
          </table:table-cell>
          <table:table-cell office:value-type="string">
            <text:p>0207/10</text:p>
          </table:table-cell>
          <table:table-cell office:value-type="string">
            <text:p>RS</text:p>
          </table:table-cell>
          <table:table-cell table:number-columns-repeated="2" office:value-type="string">
            <text:p>707-7824 </text:p>
          </table:table-cell>
          <table:table-cell office:value-type="string">
            <text:p>Axial Carbon Resistor 100kΩ ±5% 0.25W -700 → 0ppm/°C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LC274P</text:p>
          </table:table-cell>
          <table:table-cell office:value-type="string">
            <text:p>DIL14</text:p>
          </table:table-cell>
          <table:table-cell office:value-type="string">
            <text:p>ON Semiconductor</text:p>
          </table:table-cell>
          <table:table-cell office:value-type="string">
            <text:p>LM2902NG </text:p>
          </table:table-cell>
          <table:table-cell office:value-type="string">
            <text:p>774-3489 </text:p>
          </table:table-cell>
          <table:table-cell office:value-type="string">
            <text:p>LM2902NG Op Amp, 1MHz, 3 → 32 V Unidirectional 0.6V/μs Differential, 14-pin PDIP</text:p>
          </table:table-cell>
        </table:table-row>
        <table:table-row table:style-name="ro1">
          <table:table-cell office:value-type="string">
            <text:p>CONN1</text:p>
          </table:table-cell>
          <table:table-cell office:value-type="float" office:value="1">
            <text:p>1</text:p>
          </table:table-cell>
          <table:table-cell office:value-type="string">
            <text:p>WIDE_2TB</text:p>
          </table:table-cell>
          <table:table-cell/>
          <table:table-cell office:value-type="string">
            <text:p>DSC</text:p>
          </table:table-cell>
          <table:table-cell office:value-type="string">
            <text:p>Phoenix Contact</text:p>
          </table:table-cell>
          <table:table-cell office:value-type="string">
            <text:p>GMKDS 3/2-7.62 </text:p>
          </table:table-cell>
          <table:table-cell table:style-name="Default" office:value-type="string">
            <text:p>189-5966</text:p>
          </table:table-cell>
          <table:table-cell office:value-type="string">
            <text:p>2 way PCB mount screw terminal,7.62m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en" number:country="IE">
      <number:text>€</number:text>
      <number:number number:decimal-places="0" number:min-integer-digits="1" number:grouping="true"/>
    </number:number-style>
    <number:number-style style:name="N16112" number:language="en" number:country="IE">
      <number:text>-€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2" number:min-integer-digits="1" number:grouping="true"/>
    </number:number-style>
    <number:number-style style:name="N16114" number:language="en" number:country="IE">
      <number:text>-€</number:text>
      <number:number number:decimal-places="2" number:min-integer-digits="1" number:grouping="true"/>
      <style:map style:condition="value()&gt;=0" style:apply-style-name="N16114P0"/>
    </number:number-style>
    <number:number-style style:name="N16115P0" style:volatile="true" number:language="en" number:country="IE">
      <number:text>€</number:text>
      <number:number number:decimal-places="2" number:min-integer-digits="1" number:grouping="true"/>
    </number:number-style>
    <number:number-style style:name="N16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5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18/07/2015</text:date>, <text:time>20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20:08:26.98</dc:date>
    <meta:editing-duration>P2171DT10H44S</meta:editing-duration>
    <meta:generator>OpenOffice/4.1.1$Win32 OpenOffice.org_project/411m6$Build-9775</meta:generator>
    <meta:editing-cycles>2</meta:editing-cycles>
    <meta:document-statistic meta:table-count="1" meta:cell-count="339" meta:object-count="0"/>
  </office:meta>
</office:document-meta>
</file>